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17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4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41"/>
    <style:style style:name="ce7" style:family="table-cell" style:parent-style-name="Default" style:data-style-name="N11"/>
    <style:style style:name="ce23" style:family="table-cell" style:parent-style-name="Default" style:data-style-name="N44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50" style:family="table-cell" style:parent-style-name="Default" style:data-style-name="N4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 style:data-style-name="N11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7" table:default-cell-style-name="ce5"/>
        <table:table-column table:style-name="co8" table:default-cell-style-name="ce9"/>
        <table:table-column table:style-name="co9" table:default-cell-style-name="ce57"/>
        <table:table-column table:style-name="co10" table:default-cell-style-name="ce58"/>
        <table:table-column table:style-name="co3" table:number-columns-repeated="1014" table:default-cell-style-name="ce58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2]-[.I2]" office:value-type="time" office:time-value="PT00H07M40S" calcext:value-type="time">
            <text:p>00:07:4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2]/([.F2]+[.G2]))" office:value-type="percentage" office:value="1" calcext:value-type="percentage">
            <text:p>100,00 %</text:p>
          </table:table-cell>
          <table:table-cell office:value-type="time" office:time-value="PT00H02M20S" calcext:value-type="time">
            <text:p>00:02: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18" office:value-type="time" office:time-value="PT00H05M20S" calcext:value-type="time">
            <text:p>00:05:2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3]/([.F3]+[.G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4]-[.I4]" office:value-type="time" office:time-value="PT00H08M35S" calcext:value-type="time">
            <text:p>00:08:35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4]/([.F4]+[.G4]))" office:value-type="percentage" office:value="1" calcext:value-type="percentage">
            <text:p>100,00 %</text:p>
          </table:table-cell>
          <table:table-cell office:value-type="time" office:time-value="PT00H01M25S" calcext:value-type="time">
            <text:p>00:01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table:style-name="ce12"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23" table:formula="of:=[.E5]-[.I5]" office:value-type="time" office:time-value="PT00H04M10S" calcext:value-type="time">
            <text:p>00:04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5]/([.F5]+[.G5]))" office:value-type="percentage" office:value="1" calcext:value-type="percentage">
            <text:p>100,00 %</text:p>
          </table:table-cell>
          <table:table-cell office:value-type="time" office:time-value="PT00H05M50S" calcext:value-type="time">
            <text:p>00:05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6]-[.I6]" office:value-type="time" office:time-value="PT00H10M26S" calcext:value-type="time">
            <text:p>00:10:26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table:formula="of:=SUM([.I7:.J7])" office:value-type="time" office:time-value="PT00H51M50S" calcext:value-type="time">
            <text:p>00:51:5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7]/([.F7]+[.G7]))" office:value-type="percentage" office:value="1" calcext:value-type="percentage">
            <text:p>100,00 %</text:p>
          </table:table-cell>
          <table:table-cell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8]-[.I8]" office:value-type="time" office:time-value="PT00H11M42S" calcext:value-type="time">
            <text:p>00:11:4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8]/([.F8]+[.G8]))" office:value-type="percentage" office:value="1" calcext:value-type="percentage">
            <text:p>100,00 %</text:p>
          </table:table-cell>
          <table:table-cell office:value-type="time" office:time-value="PT00H08M18S" calcext:value-type="time">
            <text:p>00:0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9]-[.I9]" office:value-type="time" office:time-value="PT00H16M13S" calcext:value-type="time">
            <text:p>00:16:13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9]/([.F9]+[.G9]))" office:value-type="percentage" office:value="1" calcext:value-type="percentage">
            <text:p>100,00 %</text:p>
          </table:table-cell>
          <table:table-cell office:value-type="time" office:time-value="PT00H03M47S" calcext:value-type="time">
            <text:p>00:03:4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style-name="ce27"/>
          <table:table-cell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23" table:formula="of:=[.E11]-[.I11]" office:value-type="time" office:time-value="PT00H03M52S" calcext:value-type="time">
            <text:p>00:03:5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1]/([.F11]+[.G11]))" office:value-type="percentage" office:value="1" calcext:value-type="percentage">
            <text:p>100,00 %</text:p>
          </table:table-cell>
          <table:table-cell office:value-type="time" office:time-value="PT00H16M08S" calcext:value-type="time">
            <text:p>00:16: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table:formula="of:=[.E12]-[.I12]" office:value-type="time" office:time-value="PT00H01M10S" calcext:value-type="time">
            <text:p>00:01:10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2]/([.F12]+[.G12]))" office:value-type="percentage" office:value="1" calcext:value-type="percentage">
            <text:p>100,00 %</text:p>
          </table:table-cell>
          <table:table-cell office:value-type="time" office:time-value="PT00H18M50S" calcext:value-type="time">
            <text:p>00:18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table:style-name="ce12"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18" office:value-type="time" office:time-value="PT00H01M02S" calcext:value-type="time">
            <text:p>00:01:02</text:p>
          </table:table-cell>
          <table:table-cell table:style-name="ce23" office:value-type="time" office:time-value="PT00H00M00S" calcext:value-type="time">
            <text:p>00:00:00</text:p>
          </table:table-cell>
          <table:table-cell table:style-name="ce26" table:formula="of:=([.F13]/([.F13]+[.G1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Base 1 ?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24H20M00S" calcext:value-type="time">
            <text:p>00:20:00</text:p>
          </table:table-cell>
          <table:table-cell table:style-name="ce33" office:value-type="time" office:time-value="PT00H00M10S" calcext:value-type="time">
            <text:p>00:00:10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8]/([.F18]+[.G18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nombre avec virgule en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48H20M00S" calcext:value-type="time">
            <text:p>00:20:00</text:p>
          </table:table-cell>
          <table:table-cell table:style-name="ce33" table:formula="of:=[.E19]-[.I19]" office:value-type="time" office:time-value="PT48H16M19S" calcext:value-type="time">
            <text:p>00:16:19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19]/([.F19]+[.G19]))" office:value-type="percentage" office:value="1" calcext:value-type="percentage">
            <text:p>100,00 %</text:p>
          </table:table-cell>
          <table:table-cell office:value-type="time" office:time-value="PT00H03M41S" calcext:value-type="time">
            <text:p>00:03:41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Algo Decimal fini en binaire 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72H20M00S" calcext:value-type="time">
            <text:p>00:20:00</text:p>
          </table:table-cell>
          <table:table-cell table:style-name="ce33" table:formula="of:=[.E20]-[.I20]" office:value-type="time" office:time-value="PT72H14M52S" calcext:value-type="time">
            <text:p>00:14:52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0]/([.F20]+[.G20]))" office:value-type="percentage" office:value="1" calcext:value-type="percentage">
            <text:p>100,00 %</text:p>
          </table:table-cell>
          <table:table-cell office:value-type="time" office:time-value="PT00H05M08S" calcext:value-type="time">
            <text:p>00:05:08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 2eme PDF</text:p>
          </table:table-cell>
          <table:table-cell table:style-name="ce17" office:value-type="string" calcext:value-type="string">
            <text:p>pourquoi ordi binaire</text:p>
          </table:table-cell>
          <table:table-cell table:style-name="ce17" office:value-type="string" calcext:value-type="string">
            <text:p>Exo 2</text:p>
          </table:table-cell>
          <table:table-cell table:style-name="ce17" office:value-type="string" calcext:value-type="string">
            <text:p>Moi</text:p>
          </table:table-cell>
          <table:table-cell table:style-name="ce33" office:value-type="time" office:time-value="PT96H20M00S" calcext:value-type="time">
            <text:p>00:20:00</text:p>
          </table:table-cell>
          <table:table-cell table:style-name="ce33" table:formula="of:=[.E21]-[.I21]" office:value-type="time" office:time-value="PT96H01M11S" calcext:value-type="time">
            <text:p>00:01:11</text:p>
          </table:table-cell>
          <table:table-cell table:style-name="ce33" office:value-type="time" office:time-value="PT00H00M00S" calcext:value-type="time">
            <text:p>00:00:00</text:p>
          </table:table-cell>
          <table:table-cell table:style-name="ce42" table:formula="of:=([.F21]/([.F21]+[.G21]))" office:value-type="percentage" office:value="1" calcext:value-type="percentage">
            <text:p>100,00 %</text:p>
          </table:table-cell>
          <table:table-cell office:value-type="time" office:time-value="PT00H18M49S" calcext:value-type="time">
            <text:p>00:18:49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xercice 3 PDF</text:p>
          </table:table-cell>
          <table:table-cell table:style-name="ce3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office:value-type="string" calcext:value-type="string">
            <text:p>Exo 3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 table:style-name="ce5"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/>
          <table:table-cell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office:value-type="time" office:time-value="PT00H12M39S" calcext:value-type="time">
            <text:p>00:12: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style-name="ce18" table:formula="of:=[.E24]-[.I25]" office:value-type="time" office:time-value="PT168H05M26S" calcext:value-type="time">
            <text:p>00:05:26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5]/([.F25]+[.G25]))" office:value-type="percentage" office:value="1" calcext:value-type="percentage">
            <text:p>100,00 %</text:p>
          </table:table-cell>
          <table:table-cell office:value-type="time" office:time-value="PT00H14M34S" calcext:value-type="time">
            <text:p>00:14: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style-name="ce18" table:formula="of:=[.E26]-[.I26]" office:value-type="time" office:time-value="PT216H03M10S" calcext:value-type="time">
            <text:p>00:03:10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6]/([.F26]+[.G26]))" office:value-type="percentage" office:value="1" calcext:value-type="percentage">
            <text:p>100,00 %</text:p>
          </table:table-cell>
          <table:table-cell office:value-type="time" office:time-value="PT00H16M50S" calcext:value-type="time">
            <text:p>00:16: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style-name="ce18" table:formula="of:=[.E27]-[.I27]" office:value-type="time" office:time-value="PT240H04M39S" calcext:value-type="time">
            <text:p>00:04:3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27]/([.F27]+[.G27]))" office:value-type="percentage" office:value="1" calcext:value-type="percentage">
            <text:p>100,00 %</text:p>
          </table:table-cell>
          <table:table-cell office:value-type="time" office:time-value="PT00H15M21S" calcext:value-type="time">
            <text:p>00:15:2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6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style-name="ce18" table:formula="of:=[.E32]-[.I32]" office:value-type="time" office:time-value="PT264H13M29S" calcext:value-type="time">
            <text:p>00:13:29</text:p>
          </table:table-cell>
          <table:table-cell table:style-name="ce18" office:value-type="time" office:time-value="PT00H00M00S" calcext:value-type="time">
            <text:p>00:00:00</text:p>
          </table:table-cell>
          <table:table-cell table:style-name="ce26" table:formula="of:=([.F32]/([.F32]+[.G32]))" office:value-type="percentage" office:value="1" calcext:value-type="percentage">
            <text:p>100,00 %</text:p>
          </table:table-cell>
          <table:table-cell office:value-type="time" office:time-value="PT00H06M31S" calcext:value-type="time">
            <text:p>00:06:31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table:formula="of:=[.E34]-[.I34]" office:value-type="time" office:time-value="PT00H00M30S" calcext:value-type="time">
            <text:p>00:00:30</text:p>
          </table:table-cell>
          <table:table-cell table:style-name="ce18"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Nombres entiers naturels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table:formula="of:=[.E35]-[.I35]" office:value-type="time" office:time-value="PT00H01M35S" calcext:value-type="time">
            <text:p>00:01:35</text:p>
          </table:table-cell>
          <table:table-cell table:style-name="ce18"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Nombres entiers relatifs valeur absolue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complements a 2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05M00S" calcext:value-type="time">
            <text:p>00:05:00</text:p>
          </table:table-cell>
          <table:table-cell table:style-name="ce50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Binaire →decimal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20M00S" calcext:value-type="time">
            <text:p>00:20:00</text:p>
          </table:table-cell>
          <table:table-cell table:style-name="ce50" table:formula="of:=[.E38]-[.I38]" office:value-type="time" office:time-value="PT00H01M42S" calcext:value-type="time">
            <text:p>00:01:42</text:p>
          </table:table-cell>
          <table:table-cell table:formula="of:=[.E38]-[.F38]" office:value-type="time" office:time-value="PT00H18M18S" calcext:value-type="time">
            <text:p>00:18:18</text:p>
          </table:table-cell>
          <table:table-cell table:formula="of:=([.F38]/([.F38]+[.G38]))" office:value-type="percentage" office:value="0.085" calcext:value-type="percentage">
            <text:p>8,5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Decimal →binaire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20M00S" calcext:value-type="time">
            <text:p>00:20:00</text:p>
          </table:table-cell>
          <table:table-cell table:style-name="ce50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IEE754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24H20M00S" calcext:value-type="time">
            <text:p>00:20:00</text:p>
          </table:table-cell>
          <table:table-cell table:style-name="ce2"/>
          <table:table-cell table:formula="of:=[.E40]-[.F40]" office:value-type="time" office:time-value="PT24H20M00S" calcext:value-type="time">
            <text:p>00:20:00</text:p>
          </table:table-cell>
          <table:table-cell table:formula="of:=([.F40]/([.F40]+[.G40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Exemple 32 bits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48H20M00S" calcext:value-type="time">
            <text:p>00:20:00</text:p>
          </table:table-cell>
          <table:table-cell table:style-name="ce2"/>
          <table:table-cell table:formula="of:=[.E41]-[.F41]" office:value-type="time" office:time-value="PT48H20M00S" calcext:value-type="time">
            <text:p>00:20:00</text:p>
          </table:table-cell>
          <table:table-cell table:formula="of:=([.F41]/([.F41]+[.G41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lesson</text:p>
          </table:table-cell>
          <table:table-cell table:style-name="ce2" office:value-type="string" calcext:value-type="string">
            <text:p>type de precision IEE754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72H20M00S" calcext:value-type="time">
            <text:p>00:20:00</text:p>
          </table:table-cell>
          <table:table-cell table:style-name="ce2"/>
          <table:table-cell table:formula="of:=[.E42]-[.F42]" office:value-type="time" office:time-value="PT72H20M00S" calcext:value-type="time">
            <text:p>00:20:00</text:p>
          </table:table-cell>
          <table:table-cell table:formula="of:=([.F42]/([.F42]+[.G42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reve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96H20M00S" calcext:value-type="time">
            <text:p>00:20:00</text:p>
          </table:table-cell>
          <table:table-cell table:style-name="ce2"/>
          <table:table-cell table:formula="of:=[.E43]-[.F43]" office:value-type="time" office:time-value="PT96H20M00S" calcext:value-type="time">
            <text:p>00:20:00</text:p>
          </table:table-cell>
          <table:table-cell table:formula="of:=([.F43]/([.F43]+[.G43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8 bit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20H20M00S" calcext:value-type="time">
            <text:p>00:20:00</text:p>
          </table:table-cell>
          <table:table-cell table:style-name="ce2"/>
          <table:table-cell table:formula="of:=[.E44]-[.F44]" office:value-type="time" office:time-value="PT120H20M00S" calcext:value-type="time">
            <text:p>00:20:00</text:p>
          </table:table-cell>
          <table:table-cell table:formula="of:=([.F44]/([.F44]+[.G44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IEE754 32bits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44H20M00S" calcext:value-type="time">
            <text:p>00:20:00</text:p>
          </table:table-cell>
          <table:table-cell table:style-name="ce2"/>
          <table:table-cell table:formula="of:=[.E45]-[.F45]" office:value-type="time" office:time-value="PT144H20M00S" calcext:value-type="time">
            <text:p>00:20:00</text:p>
          </table:table-cell>
          <table:table-cell table:formula="of:=([.F45]/([.F45]+[.G45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PDF 2 exercices</text:p>
          </table:table-cell>
          <table:table-cell table:style-name="ce2" office:value-type="string" calcext:value-type="string">
            <text:p>Algo reel→ binaire </text:p>
          </table:table-cell>
          <table:table-cell office:value-type="string" calcext:value-type="string">
            <text:p>Exo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168H20M00S" calcext:value-type="time">
            <text:p>00:20:00</text:p>
          </table:table-cell>
          <table:table-cell table:style-name="ce2"/>
          <table:table-cell table:formula="of:=[.E46]-[.F46]" office:value-type="time" office:time-value="PT168H20M00S" calcext:value-type="time">
            <text:p>00:20:00</text:p>
          </table:table-cell>
          <table:table-cell table:formula="of:=([.F46]/([.F46]+[.G46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 calcext:value-type="string">
            <text:p>Videos </text:p>
          </table:table-cell>
          <table:table-cell table:style-name="ce2" office:value-type="string" calcext:value-type="string">
            <text:p>Codage de huffman</text:p>
          </table:table-cell>
          <table:table-cell office:value-type="string" calcext:value-type="string">
            <text:p>lesson</text:p>
          </table:table-cell>
          <table:table-cell table:style-name="ce2" office:value-type="string" calcext:value-type="string">
            <text:p>Moi</text:p>
          </table:table-cell>
          <table:table-cell table:style-name="ce5" office:value-type="time" office:time-value="PT00H30M00S" calcext:value-type="time">
            <text:p>00:30:00</text:p>
          </table:table-cell>
          <table:table-cell table:style-name="ce2"/>
          <table:table-cell table:formula="of:=[.E47]-[.F47]" office:value-type="time" office:time-value="PT00H30M00S" calcext:value-type="time">
            <text:p>00:30:00</text:p>
          </table:table-cell>
          <table:table-cell table:formula="of:=([.F47]/([.F47]+[.G47]))" office:value-type="percentage" office:value="0" calcext:value-type="percentage">
            <text:p>0,00 %</text:p>
          </table:table-cell>
          <table:table-cell table:style-name="Default"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7"/>
          <table:table-cell table:style-name="Default" table:formula="of:=COUNTA([.H2:.H47])" office:value-type="float" office:value="45" calcext:value-type="float">
            <text:p>45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7])" office:value-type="time" office:time-value="PT2270H40M00.000000001S" calcext:value-type="time">
            <text:p>14:40:00</text:p>
          </table:table-cell>
          <table:table-cell table:style-name="ce6" table:formula="of:=SUM([.F2:.F47])" office:value-type="time" office:time-value="PT1276H51M46S" calcext:value-type="time">
            <text:p>04:51:46</text:p>
          </table:table-cell>
          <table:table-cell table:style-name="ce6" table:formula="of:=SUM([.G2:.G47])" office:value-type="time" office:time-value="PT799H50M57S" calcext:value-type="time">
            <text:p>07:50:57</text:p>
          </table:table-cell>
          <table:table-cell table:formula="of:=SUM([.H2:.H47])/COUNTA([.H2:.H47])" office:value-type="percentage" office:value="0.579638833883388" calcext:value-type="percentage">
            <text:p>57,96 %</text:p>
          </table:table-cell>
          <table:table-cell table:style-name="Default"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1019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0:20:54.4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1T16:13:09.678000000</dc:date>
    <meta:editing-duration>PT4H32M32S</meta:editing-duration>
    <meta:editing-cycles>39</meta:editing-cycles>
    <meta:generator>LibreOffice/7.2.4.1$Windows_X86_64 LibreOffice_project/27d75539669ac387bb498e35313b970b7fe9c4f9</meta:generator>
    <meta:document-statistic meta:table-count="1" meta:cell-count="378" meta:object-count="0"/>
  </office:meta>
</office:document-meta>
</file>